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ce68d" officeooo:paragraph-rsid="001ce68d"/>
    </style:style>
    <style:style style:name="P2" style:family="paragraph" style:parent-style-name="Standard" style:list-style-name="L1">
      <style:text-properties fo:font-size="16pt" officeooo:rsid="001ce68d" officeooo:paragraph-rsid="001ce68d" style:font-size-asian="14pt" style:font-size-complex="16pt"/>
    </style:style>
    <style:style style:name="P3" style:family="paragraph" style:parent-style-name="Standard" style:list-style-name="L1">
      <style:text-properties fo:font-size="16pt" officeooo:rsid="001ce68d" officeooo:paragraph-rsid="001f49b2" style:font-size-asian="14pt" style:font-size-complex="16pt"/>
    </style:style>
    <style:style style:name="P4" style:family="paragraph" style:parent-style-name="Standard" style:list-style-name="L1">
      <style:text-properties officeooo:rsid="001f49b2" officeooo:paragraph-rsid="001f49b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color="#000000" fo:font-size="16pt" style:font-size-asian="14pt" style:font-size-complex="16pt"/>
    </style:style>
    <style:style style:name="T3" style:family="text">
      <style:text-properties fo:color="#000000" fo:font-size="16pt" fo:background-color="#ffffff" loext:char-shading-value="0" style:font-size-asian="14pt" style:font-size-complex="16pt"/>
    </style:style>
    <style:style style:name="T4" style:family="text">
      <style:text-properties officeooo:rsid="001f49b2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ad <text:span text:style-name="T4">CSV</text:span> file</text:h>
      <text:list xml:id="list3456916945485237006" text:style-name="L1">
        <text:list-item>
          <text:p text:style-name="P2">This programe “Read <text:span text:style-name="T4">CSV</text:span> File” read the <text:span text:style-name="T4">CSV</text:span> data and also manage the data from <text:span text:style-name="T4">CSV</text:span> files.</text:p>
        </text:list-item>
        <text:list-item>
          <text:p text:style-name="P2">It will read the different types of data and display the data in proper format.</text:p>
        </text:list-item>
        <text:list-item>
          <text:p text:style-name="P3">Basically in the x <text:span text:style-name="T4">CSV <text:s/></text:span>file data are store in <text:span text:style-name="T4">comma seprated.</text:span></text:p>
        </text:list-item>
        <text:list-item>
          <text:p text:style-name="P4"><text:span text:style-name="T1">To read the data it first open the file and then read the data and store in dictionary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46.431752218</meta:creation-date>
    <dc:date>2019-01-16T15:15:43.591441460</dc:date>
    <meta:editing-duration>PT3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9" meta:character-count="333" meta:non-whitespace-character-count="271"/>
  </office:meta>
</office:document-meta>
</file>